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5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89mm" svg:height="121.91mm" svg:x="220.25mm" svg:y="13.87mm">
            <draw:object draw:notify-on-update-of-ranges="Sheet1.F8:Sheet1.F60 Sheet1.F33:Sheet1.F33 Sheet1.D33:Sheet1.D48 Sheet1.E33:Sheet1.E48 Sheet1.F8:Sheet1.F60 Sheet1.D8:Sheet1.D60 Sheet1.E8:Sheet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uánto crees que sabes</text:p>
          </table:table-cell>
          <table:table-cell office:value-type="string" calcext:value-type="string">
            <text:p>Cuánto sabes de verdad</text:p>
          </table:table-cell>
          <table:table-cell office:value-type="string" calcext:value-type="string">
            <text:p>Síndrome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ecto Dunning-Kruger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índrome de la Impostora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uánto crees que sabes</text:p>
          </table:table-cell>
          <table:table-cell office:value-type="string" calcext:value-type="string">
            <text:p>Cuánto sabes de verdad</text:p>
          </table:table-cell>
          <table:table-cell office:value-type="string" calcext:value-type="string">
            <text:p>Síndrome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2:10:20.950681105</meta:creation-date>
    <dc:date>2019-03-16T12:43:59.702931421</dc:date>
    <meta:editing-duration>PT2M27S</meta:editing-duration>
    <meta:editing-cycles>1</meta:editing-cycles>
    <meta:document-statistic meta:table-count="1" meta:cell-count="53" meta:object-count="1"/>
    <meta:generator>LibreOffice/6.1.5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diamond" chart:symbol-width="0.35cm" chart:symbol-height="0.35cm" chart:link-data-style-to-source="true"/>
      <style:graphic-properties draw:stroke="none" svg:stroke-width="0.08cm" svg:stroke-color="#6600cc" draw:fill-color="#6600cc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1cm" svg:stroke-color="#6600cc" svg:stroke-opacity="30%"/>
    </style:style>
    <style:style style:name="ch8" style:family="chart">
      <style:chart-properties chart:solid-type="cuboid" chart:symbol-type="named-symbol" chart:symbol-name="diamond" chart:symbol-width="0.25cm" chart:symbol-height="0.25cm"/>
      <style:graphic-properties svg:stroke-color="#ffffff" draw:fill-color="#ffffff"/>
    </style:style>
    <style:style style:name="ch9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9cm" svg:height="12.192cm" xlink:href=".." xlink:type="simple" chart:class="chart:scatter" chart:column-mapping="0" chart:style-name="ch1">
        <chart:plot-area chart:style-name="ch2" table:cell-range-address="Sheet1.F8:Sheet1.F60 Sheet1.D33:Sheet1.E48 Sheet1.D8:Sheet1.D60" chart:data-source-has-labels="both" svg:x="1.444cm" svg:y="0.243cm" svg:width="19.813cm" svg:height="10.725cm">
          <chartooo:coordinate-region svg:x="2.065cm" svg:y="0.442cm" svg:width="18.726cm" svg:height="9.879cm"/>
          <chart:axis chart:dimension="x" chart:name="primary-x" chart:style-name="ch3" chartooo:axis-type="auto">
            <chart:title svg:x="9.52cm" svg:y="11.211cm" chart:style-name="ch4">
              <text:p>Cuánto sabes de verdad</text:p>
            </chart:title>
            <chart:categories table:cell-range-address="Sheet1.F8:Sheet1.F60"/>
          </chart:axis>
          <chart:axis chart:dimension="y" chart:name="primary-y" chart:style-name="ch3">
            <chart:title svg:x="0.451cm" svg:y="7.422cm" chart:style-name="ch5">
              <text:p>Cuánto crees que sabes</text:p>
            </chart:title>
          </chart:axis>
          <chart:series chart:style-name="ch6" chart:values-cell-range-address="Sheet1.D33:Sheet1.D48" chart:label-cell-address="Sheet1.F33:Sheet1.F33" chart:class="chart:scatter">
            <chart:domain table:cell-range-address="Sheet1.E33:Sheet1.E48"/>
            <chart:regression-curve chart:style-name="ch7"/>
            <chart:data-point chart:repeated="6"/>
            <chart:data-point chart:style-name="ch8"/>
            <chart:data-point chart:repeated="9"/>
          </chart:series>
          <chart:series chart:style-name="ch9" chart:values-cell-range-address="Sheet1.D8:Sheet1.D60" chart:label-cell-address="Sheet1.F8:Sheet1.F60" chart:class="chart:scatter">
            <chart:domain table:cell-range-address="Sheet1.E8:Sheet1.E60"/>
            <chart:data-point chart:repeated="25"/>
            <chart:data-point chart:style-name="ch10" chart:repeated="3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deal</text:p>
                <draw:g>
                  <svg:desc>Sheet1.F33:Sheet1.F3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Efecto Dunning-Kruger Síndrome de la Impostora Síndrome Ideal</text:p>
                <text:list>
                  <text:list-item>
                    <text:p>Efecto Dunning-Kruger</text:p>
                  </text:list-item>
                  <text:list-item>
                    <text:p>Síndrome de la Impostor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Síndrome</text:p>
                  </text:list-item>
                  <text:list-item>
                    <text:p>Ideal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F8:Sheet1.F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fecto Dunning-Kruger</text:p>
                <draw:g>
                  <svg:desc>Sheet1.F8:Sheet1.F60</svg:desc>
                </draw:g>
              </table:table-cell>
              <table:table-cell office:value-type="float" office:value="50">
                <text:p>50</text:p>
                <draw:g>
                  <svg:desc>Sheet1.E33:Sheet1.E48</svg:desc>
                </draw:g>
              </table:table-cell>
              <table:table-cell office:value-type="float" office:value="40">
                <text:p>40</text:p>
                <draw:g>
                  <svg:desc>Sheet1.D33:Sheet1.D48</svg:desc>
                </draw:g>
              </table:table-cell>
              <table:table-cell office:value-type="float" office:value="20">
                <text:p>20</text:p>
                <draw:g>
                  <svg:desc>Sheet1.E8:Sheet1.E60</svg:desc>
                </draw:g>
              </table:table-cell>
              <table:table-cell office:value-type="float" office:value="100">
                <text:p>100</text:p>
                <draw:g>
                  <svg:desc>Sheet1.D8:Sheet1.D60</svg:desc>
                </draw:g>
              </table:table-cell>
            </table:table-row>
            <table:table-row>
              <table:table-cell office:value-type="string">
                <text:p>Síndrome de la Impostora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índro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